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2.231cm"/>
        </style:tab-stops>
      </style:paragraph-properties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rvey Tafeltrainer</text:p>
      <text:p text:style-name="Standard"/>
      <text:p text:style-name="Standard">-De tafeltrainer zag er goed uit</text:p>
      <text:p text:style-name="P2">-Ik keek vaak op de pagina met resultaten</text:p>
      <text:p text:style-name="P2">-Door de tafeltrainer kan ik de tafels nu beter</text:p>
      <text:p text:style-name="P2">-Je kon te makkelijk geld verdienen</text:p>
      <text:p text:style-name="P2">-De spulletjes in het winkeltje vond ik aantrekkelijk</text:p>
      <text:p text:style-name="P2">-Het duurde lang voordat ik begreep hoe alles werkte</text:p>
      <text:p text:style-name="P2">-De tafeltrainer mist nog een paar leuke geluidjes en muziekjes</text:p>
      <text:p text:style-name="P2"/>
      <text:p text:style-name="P2"/>
      <text:p text:style-name="Standard"/>
      <text:p text:style-name="Standard">Daarnaast ruimte voor open feedback;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nl" fo:country="N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 Reinders</meta:initial-creator>
    <meta:creation-date>2015-02-03T20:15:23</meta:creation-date>
    <dc:date>2015-02-09T10:38:15</dc:date>
    <dc:creator>Ap Reinders</dc:creator>
    <meta:editing-duration>P5DT14H22M52S</meta:editing-duration>
    <meta:editing-cycles>2</meta:editing-cycles>
    <meta:generator>OpenOffice/4.0.1$Unix OpenOffice.org_project/401m5$Build-9714</meta:generator>
    <meta:document-statistic meta:table-count="0" meta:image-count="0" meta:object-count="0" meta:page-count="1" meta:paragraph-count="9" meta:word-count="63" meta:character-count="378"/>
  </office:meta>
</office:document-meta>
</file>